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demo 1</text:p>
      <text:p text:style-name="Standard">Sime: Intro: arbetsflöde, moodboard, trello, styleguide, wireframe</text:p>
      <text:p text:style-name="Standard">Sandra: <text:s/>Trello</text:p>
      <text:p text:style-name="Standard">Simon: Moodboard</text:p>
      <text:p text:style-name="Standard">Michelle: Style guide</text:p>
      <text:p text:style-name="Standard">Richard: Wireframe</text:p>
      <text:p text:style-name="Standard">Joseph: Sidan (visning) </text:p>
      <text:p text:style-name="Standard">Richard: Waves…</text:p>
      <text:p text:style-name="Standard">Thomas: Media queries</text:p>
      <text:p text:style-name="Standard">Sime: Outro: Framtiden: refactoring av css och registrering av nya användare. </text:p>
      <text:p text:style-name="Standard"/>
      <text:p text:style-name="P1">Sprintdemo 2</text:p>
      <text:p text:style-name="Standard">Sime: Intro: arbetsflöde, <text:s/>trello, wireframe, modaler för registrering och log in.</text:p>
      <text:p text:style-name="Standard">Sandra: <text:s/>Trello</text:p>
      <text:p text:style-name="Standard">Michelle: Forms</text:p>
      <text:p text:style-name="Standard">Thomas: Modal</text:p>
      <text:p text:style-name="Standard">Richard: Förklara hur man går från sign-up modal till log-in modal js-kod</text:p>
      <text:p text:style-name="Standard">Joseph: Confirmation-processen</text:p>
      <text:p text:style-name="Standard">Simon: Wireframe</text:p>
      <text:p text:style-name="Standard">Sime: Outro: Framtiden: Implementering av medlemssidor, koppla mot back-en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sv" fo:country="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sv" fo:country="S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e Bahhady</meta:initial-creator>
    <dc:creator>Thomas Hellsten</dc:creator>
    <meta:editing-cycles>1</meta:editing-cycles>
    <meta:creation-date>2021-09-15T09:14:00</meta:creation-date>
    <dc:date>2021-09-29T12:02:17.90</dc:date>
    <meta:editing-duration>PT7S</meta:editing-duration>
    <meta:generator>OpenOffice/4.1.6$Win32 OpenOffice.org_project/416m1$Build-9790</meta:generator>
    <meta:document-statistic meta:table-count="0" meta:image-count="0" meta:object-count="0" meta:page-count="2" meta:paragraph-count="19" meta:word-count="81" meta:character-count="6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